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Inter" fo:font-family="Inter" style:font-style-name="Regular" style:font-pitch="variable" fo:language="en" fo:country="AU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FiraCode Nerd Font" fo:font-family="'FiraCode Nerd Font'" style:font-style-name="Regular" style:font-pitch="variable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03T16:43:47.377185000</dc:date>
    <dc:creator>Claudine Chionh</dc:creator>
    <meta:editing-duration>PT4M22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